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fc54" officeooo:paragraph-rsid="000efc54"/>
    </style:style>
    <style:style style:name="P2" style:family="paragraph" style:parent-style-name="Text_20_body">
      <style:text-properties officeooo:rsid="000efc54" officeooo:paragraph-rsid="000efc54"/>
    </style:style>
    <style:style style:name="P3" style:family="paragraph" style:parent-style-name="Heading_20_1">
      <style:text-properties officeooo:rsid="0011a23b" officeooo:paragraph-rsid="0011a23b"/>
    </style:style>
    <style:style style:name="P4" style:family="paragraph" style:parent-style-name="Text_20_body" style:list-style-name="L1">
      <style:text-properties officeooo:rsid="0011a23b" officeooo:paragraph-rsid="0011a23b"/>
    </style:style>
    <style:style style:name="P5" style:family="paragraph" style:parent-style-name="Text_20_body">
      <style:text-properties officeooo:rsid="0011a23b" officeooo:paragraph-rsid="0011a23b"/>
    </style:style>
    <style:style style:name="T1" style:family="text">
      <style:text-properties officeooo:rsid="000efc54"/>
    </style:style>
    <style:style style:name="T2" style:family="text">
      <style:text-properties officeooo:rsid="0011a2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A</text:span> 1: Socket Programming</text:p>
      <text:p text:style-name="Subtitle">CSCI 4311 Networking &amp; Telecommunications </text:p>
      <text:p text:style-name="Subtitle">Nhi Pham / Sep. 30, 2025</text:p>
      <text:h text:style-name="P1" text:outline-level="1">Background</text:h>
      <text:p text:style-name="P2">For this assignment, I built a simple group chat application<text:span text:style-name="T2"> </text:span>using TCP <text:span text:style-name="T2">in Java.</text:span></text:p>
      <text:h text:style-name="P3" text:outline-level="1">Design</text:h>
      <text:list text:style-name="L1">
        <text:list-item>
          <text:p text:style-name="P4">server/client architecture</text:p>
        </text:list-item>
        <text:list-item>
          <text:p text:style-name="P4">multi-threading</text:p>
        </text:list-item>
      </text:list>
      <text:h text:style-name="P3" text:outline-level="1">Implementation</text:h>
      <text:p text:style-name="P5">1. The server must first be executing in order for users to interact with it.</text:p>
      <text:p text:style-name="P5">2. Multiple clients may establish a connection to the server at the same time.</text:p>
      <text:p text:style-name="P5">3. The server broadcasts when a connection is made.</text:p>
      <text:p text:style-name="P5">4. The client must choose a username to use the appl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6:29:35.980445700</meta:creation-date>
    <dc:date>2025-09-28T00:37:07.824187800</dc:date>
    <meta:editing-duration>PT8H33M24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3" meta:word-count="86" meta:character-count="508" meta:non-whitespace-character-count="436"/>
  </office:meta>
</office:document-meta>
</file>